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85cm" fo:padding-left="0.15cm"/>
    </style:style>
    <style:style style:name="gr3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5cm"/>
    </style:style>
    <style:style style:name="gr38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39" style:family="graphic" style:parent-style-name="standard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gr4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2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3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6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4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52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3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4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55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7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8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6" style:family="text">
      <style:text-properties fo:font-size="6pt" style:font-size-asian="8pt" style:font-weight-asian="normal" style:font-size-complex="8pt"/>
    </style:style>
    <style:style style:name="T7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</text:span><text:span text:style-name="T2">T_</text:span><text:span text:style-name="T2">DE</text:span><text:span text:style-name="T2">FFE</text:span><text:span text:style-name="T2">CT</text:span><text:span text:style-name="T2"><text:tab/></text:span><text:span text:style-name="T2">DA</text:span><text:span text:style-name="T2">TE</text:span></text:p>
          <text:p text:style-name="P3"><text:span text:style-name="T2">#</text:span><text:span text:style-name="T2"><text:tab/></text:span><text:span text:style-name="T2">EN</text:span><text:span text:style-name="T2">T_</text:span><text:span text:style-name="T2">NU</text:span><text:span text:style-name="T2">M</text:span><text:span text:style-name="T2">BE</text:span><text:span text:style-name="T2">R</text:span><text:span text:style-name="T2"><text:tab/></text:span><text:span text:style-name="T2">BI</text:span><text:span text:style-name="T2">GI</text:span><text:span text:style-name="T2">NT</text:span></text:p>
          <text:p text:style-name="P3"><text:span text:style-name="T2"><text:tab/></text:span><text:span text:style-name="T2">EN</text:span><text:span text:style-name="T2">T_</text:span><text:span text:style-name="T2">DO</text:span><text:span text:style-name="T2">PE</text:span><text:span text:style-name="T2"><text:tab/></text:span><text:span text:style-name="T2">DA</text:span><text:span text:style-name="T2">TE</text:span></text:p>
          <text:p text:style-name="P3"><text:span text:style-name="T2"><text:tab/></text:span><text:span text:style-name="T2">EN</text:span><text:span text:style-name="T2">T_</text:span><text:span text:style-name="T2">LA</text:span><text:span text:style-name="T2">BE</text:span><text:span text:style-name="T2">L</text:span><text:span text:style-name="T2"><text:tab/></text:span><text:span text:style-name="T2">VX</text:span><text:span text:style-name="T2">(25</text:span><text:span text:style-name="T2">6)</text:span></text:p>
          <text:p text:style-name="P3"><text:span text:style-name="T2"><text:tab/></text:span><text:span text:style-name="T2">EN</text:span><text:span text:style-name="T2">T_</text:span><text:span text:style-name="T2">RE</text:span><text:span text:style-name="T2">F</text:span><text:span text:style-name="T2"><text:tab/></text:span><text:span text:style-name="T2">VX</text:span><text:span text:style-name="T2">(25</text:span><text:span text:style-name="T2">6)</text:span></text:p>
          <text:p text:style-name="P3"><text:span text:style-name="T2"><text:tab/></text:span><text:span text:style-name="T2">EN</text:span><text:span text:style-name="T2">T_</text:span><text:span text:style-name="T2">AC</text:span><text:span text:style-name="T2">CO</text:span><text:span text:style-name="T2">UN</text:span><text:span text:style-name="T2">T</text:span><text:span text:style-name="T2"><text:tab/></text:span><text:span text:style-name="T2">VX</text:span><text:span text:style-name="T2">(64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CU</text:span><text:span text:style-name="T2">RR</text:span><text:span text:style-name="T2">EN</text:span><text:span text:style-name="T2">CY</text:span><text:span text:style-name="T2"><text:tab/></text:span><text:span text:style-name="T2">X(3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DE</text:span><text:span text:style-name="T2">BIT</text:span><text:span text:style-name="T2"><text:tab/></text:span><text:span text:style-name="T2">DE</text:span><text:span text:style-name="T2">CI</text:span><text:span text:style-name="T2">M</text:span><text:span text:style-name="T2">AL(</text:span><text:span text:style-name="T2">20,</text:span><text:span text:style-name="T2">5)</text:span></text:p>
          <text:p text:style-name="P3"><text:span text:style-name="T2"><text:tab/></text:span><text:span text:style-name="T2">EN</text:span><text:span text:style-name="T2">T_</text:span><text:span text:style-name="T2">CR</text:span><text:span text:style-name="T2">ED</text:span><text:span text:style-name="T2">IT</text:span><text:span text:style-name="T2"><text:tab/></text:span><text:span text:style-name="T2">DE</text:span><text:span text:style-name="T2">CI</text:span><text:span text:style-name="T2">M</text:span><text:span text:style-name="T2">AL(</text:span><text:span text:style-name="T2">20,</text:span><text:span text:style-name="T2">5)</text:span></text:p>
          <text:p text:style-name="P3"><text:span text:style-name="T2"><text:tab/></text:span><text:span text:style-name="T2">EN</text:span><text:span text:style-name="T2">T_</text:span><text:span text:style-name="T2">LE</text:span><text:span text:style-name="T2">DG</text:span><text:span text:style-name="T2">ER</text:span><text:span text:style-name="T2"><text:tab/></text:span><text:span text:style-name="T2">VX</text:span><text:span text:style-name="T2">(64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OP</text:span><text:span text:style-name="T2">E_</text:span><text:span text:style-name="T2">TE</text:span><text:span text:style-name="T2">M</text:span><text:span text:style-name="T2">PL</text:span><text:span text:style-name="T2">AT</text:span><text:span text:style-name="T2">E</text:span><text:span text:style-name="T2"><text:tab/></text:span><text:span text:style-name="T2">VX</text:span><text:span text:style-name="T2">(64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STA</text:span><text:span text:style-name="T2">TU</text:span><text:span text:style-name="T2">S</text:span><text:span text:style-name="T2"><text:tab/></text:span><text:span text:style-name="T2">IN</text:span><text:span text:style-name="T2">TE</text:span><text:span text:style-name="T2">GE</text:span><text:span text:style-name="T2">R</text:span></text:p>
          <text:p text:style-name="P3"><text:span text:style-name="T2"><text:tab/></text:span><text:span text:style-name="T2">EN</text:span><text:span text:style-name="T2">T_</text:span><text:span text:style-name="T2">UP</text:span><text:span text:style-name="T2">D_</text:span><text:span text:style-name="T2">US</text:span><text:span text:style-name="T2">ER</text:span><text:span text:style-name="T2"><text:tab/></text:span><text:span text:style-name="T2">VX</text:span><text:span text:style-name="T2">(64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UP</text:span><text:span text:style-name="T2">D_</text:span><text:span text:style-name="T2">STA</text:span><text:span text:style-name="T2">M</text:span><text:span text:style-name="T2">P</text:span><text:span text:style-name="T2"><text:tab/></text:span><text:span text:style-name="T2">TI</text:span><text:span text:style-name="T2">ME</text:span><text:span text:style-name="T2">STA</text:span><text:span text:style-name="T2">M</text:span><text:span text:style-name="T2">P</text:span></text:p>
          <text:p text:style-name="P3"><text:span text:style-name="T2"><text:tab/></text:span><text:span text:style-name="T2">EN</text:span><text:span text:style-name="T2">T_</text:span><text:span text:style-name="T2">STL</text:span><text:span text:style-name="T2">M</text:span><text:span text:style-name="T2">T_</text:span><text:span text:style-name="T2">NU</text:span><text:span text:style-name="T2">M</text:span><text:span text:style-name="T2">BE</text:span><text:span text:style-name="T2">R</text:span><text:span text:style-name="T2"><text:tab/></text:span><text:span text:style-name="T2">BI</text:span><text:span text:style-name="T2">GI</text:span><text:span text:style-name="T2">NT</text:span></text:p>
          <text:p text:style-name="P3"><text:span text:style-name="T2"><text:tab/></text:span><text:span text:style-name="T2">EN</text:span><text:span text:style-name="T2">T_</text:span><text:span text:style-name="T2">STL</text:span><text:span text:style-name="T2">M</text:span><text:span text:style-name="T2">T_</text:span><text:span text:style-name="T2">US</text:span><text:span text:style-name="T2">ER</text:span><text:span text:style-name="T2"><text:tab/></text:span><text:span text:style-name="T2">VX</text:span><text:span text:style-name="T2">(64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STL</text:span><text:span text:style-name="T2">M</text:span><text:span text:style-name="T2">T_</text:span><text:span text:style-name="T2">STA</text:span><text:span text:style-name="T2">M</text:span><text:span text:style-name="T2">P</text:span><text:span text:style-name="T2"><text:tab/></text:span><text:span text:style-name="T2">TI</text:span><text:span text:style-name="T2">ME</text:span><text:span text:style-name="T2">STA</text:span><text:span text:style-name="T2">M</text:span><text:span text:style-name="T2">P</text:span></text:p>
          <text:p text:style-name="P3"><text:span text:style-name="T2"><text:tab/></text:span><text:span text:style-name="T2">EN</text:span><text:span text:style-name="T2">T_</text:span><text:span text:style-name="T2">OP</text:span><text:span text:style-name="T2">E_</text:span><text:span text:style-name="T2">NU</text:span><text:span text:style-name="T2">M</text:span><text:span text:style-name="T2">BE</text:span><text:span text:style-name="T2">R</text:span><text:span text:style-name="T2"><text:tab/></text:span><text:span text:style-name="T2">BI</text:span><text:span text:style-name="T2">GI</text:span><text:span text:style-name="T2">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444cm" svg:x2="20.301cm" svg:y2="18.444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</text:span><text:span text:style-name="T2">MENT</text:span><text:span text:style-name="T2"><text:tab/></text:span><text:span text:style-name="T2">VX(256)</text:span></text:p>
          <text:p text:style-name="P3"><text:span text:style-name="T2"><text:tab/></text:span><text:span text:style-name="T2">OTE_DET_ACCOU</text:span><text:span text:style-name="T2">NT</text:span><text:span text:style-name="T2"><text:tab/></text:span><text:span text:style-name="T2">VX(256)</text:span></text:p>
          <text:p text:style-name="P3"><text:span text:style-name="T2"><text:tab/></text:span><text:span text:style-name="T2">OTE_DET_ACCOU</text:span><text:span text:style-name="T2">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</text:span><text:span text:style-name="T2">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</text:span><text:span text:style-name="T2">_LOCKED</text:span><text:span text:style-name="T2"><text:tab/></text:span><text:span text:style-name="T2">X(1)</text:span></text:p>
          <text:p text:style-name="P3"><text:span text:style-name="T2"><text:tab/></text:span><text:span text:style-name="T2">OTE_DET_CREDI</text:span><text:span text:style-name="T2">T</text:span><text:span text:style-name="T2"><text:tab/></text:span><text:span text:style-name="T2">VX(256)</text:span></text:p>
          <text:p text:style-name="P3"><text:span text:style-name="T2"><text:tab/></text:span><text:span text:style-name="T2">OTE_DET_CREDI</text:span><text:span text:style-name="T2">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</text:span><text:span text:style-name="T3">_TEMPLATE</text:span><text:span text:style-name="T3">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</text:span><text:span text:style-name="T2">A</text:span><text:span text:style-name="T2">T</text:span><text:span text:style-name="T2">_</text:span><text:span text:style-name="T2">M</text:span><text:span text:style-name="T2">N</text:span><text:span text:style-name="T2">E</text:span><text:span text:style-name="T2">M</text:span><text:span text:style-name="T2">O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R</text:span><text:span text:style-name="T2">A</text:span><text:span text:style-name="T2">T</text:span><text:span text:style-name="T2">_</text:span><text:span text:style-name="T2">L</text:span><text:span text:style-name="T2">A</text:span><text:span text:style-name="T2">B</text:span><text:span text:style-name="T2">E</text:span><text:span text:style-name="T2">L</text:span><text:span text:style-name="T2"><text:tab/></text:span><text:span text:style-name="T2">V</text:span><text:span text:style-name="T2">X</text:span><text:span text:style-name="T2">(</text:span><text:span text:style-name="T2">2</text:span><text:span text:style-name="T2">5</text:span><text:span text:style-name="T2">6</text:span><text:span text:style-name="T2">)</text:span></text:p>
          <text:p text:style-name="P3"><text:span text:style-name="T2"><text:tab/></text:span><text:span text:style-name="T2">R</text:span><text:span text:style-name="T2">A</text:span><text:span text:style-name="T2">T</text:span><text:span text:style-name="T2">_</text:span><text:span text:style-name="T2">N</text:span><text:span text:style-name="T2">O</text:span><text:span text:style-name="T2">T</text:span><text:span text:style-name="T2">E</text:span><text:span text:style-name="T2">S</text:span><text:span text:style-name="T2"><text:tab/></text:span><text:span text:style-name="T2">V</text:span><text:span text:style-name="T2">X</text:span><text:span text:style-name="T2">(</text:span><text:span text:style-name="T2">4</text:span><text:span text:style-name="T2">0</text:span><text:span text:style-name="T2">9</text:span><text:span text:style-name="T2">6</text:span><text:span text:style-name="T2">)</text:span></text:p>
          <text:p text:style-name="P3"><text:span text:style-name="T2"><text:tab/></text:span><text:span text:style-name="T2">R</text:span><text:span text:style-name="T2">A</text:span><text:span text:style-name="T2">T</text:span><text:span text:style-name="T2">_</text:span><text:span text:style-name="T2">U</text:span><text:span text:style-name="T2">P</text:span><text:span text:style-name="T2">D</text:span><text:span text:style-name="T2">_</text:span><text:span text:style-name="T2">U</text:span><text:span text:style-name="T2">S</text:span><text:span text:style-name="T2">E</text:span><text:span text:style-name="T2">R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R</text:span><text:span text:style-name="T2">A</text:span><text:span text:style-name="T2">T</text:span><text:span text:style-name="T2">_</text:span><text:span text:style-name="T2">U</text:span><text:span text:style-name="T2">P</text:span><text:span text:style-name="T2">D</text:span><text:span text:style-name="T2">_</text:span><text:span text:style-name="T2">S</text:span><text:span text:style-name="T2">T</text:span><text:span text:style-name="T2">A</text:span><text:span text:style-name="T2">M</text:span><text:span text:style-name="T2">P</text:span><text:span text:style-name="T2"><text:tab/></text:span><text:span text:style-name="T2">T</text:span><text:span text:style-name="T2">I</text:span><text:span text:style-name="T2">M</text:span><text:span text:style-name="T2">E</text:span><text:span text:style-name="T2">S</text:span><text:span text:style-name="T2">T</text:span><text:span text:style-name="T2">A</text:span><text:span text:style-name="T2">M</text:span><text:span text:style-name="T2">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</text:span><text:span text:style-name="T2">_ID</text:span><text:span text:style-name="T2"><text:tab/></text:span><text:span text:style-name="T2">INTE</text:span><text:span text:style-name="T2">GER</text:span></text:p>
          <text:p text:style-name="P3"><text:span text:style-name="T2"><text:tab/></text:span><text:span text:style-name="T2">DOS</text:span><text:span text:style-name="T2">_DE</text:span><text:span text:style-name="T2">F_C</text:span><text:span text:style-name="T2">URR</text:span><text:span text:style-name="T2">ENC</text:span><text:span text:style-name="T2">Y</text:span><text:span text:style-name="T2"><text:tab/></text:span><text:span text:style-name="T2">X(3)</text:span></text:p>
          <text:p text:style-name="P3"><text:span text:style-name="T2"><text:tab/></text:span><text:span text:style-name="T2">DOS</text:span><text:span text:style-name="T2">_EX</text:span><text:span text:style-name="T2">E_B</text:span><text:span text:style-name="T2">EGI</text:span><text:span text:style-name="T2">N</text:span><text:span text:style-name="T2"><text:tab/></text:span><text:span text:style-name="T2">DAT</text:span><text:span text:style-name="T2">E</text:span></text:p>
          <text:p text:style-name="P3"><text:span text:style-name="T2"><text:tab/></text:span><text:span text:style-name="T2">DOS</text:span><text:span text:style-name="T2">_EX</text:span><text:span text:style-name="T2">E_E</text:span><text:span text:style-name="T2">ND</text:span><text:span text:style-name="T2"><text:tab/></text:span><text:span text:style-name="T2">DAT</text:span><text:span text:style-name="T2">E</text:span></text:p>
          <text:p text:style-name="P3"><text:span text:style-name="T2"><text:tab/></text:span><text:span text:style-name="T2">DOS</text:span><text:span text:style-name="T2">_EX</text:span><text:span text:style-name="T2">E_L</text:span><text:span text:style-name="T2">ENG</text:span><text:span text:style-name="T2">TH</text:span><text:span text:style-name="T2"><text:tab/></text:span><text:span text:style-name="T2">INTE</text:span><text:span text:style-name="T2">GER</text:span></text:p>
          <text:p text:style-name="P3"><text:span text:style-name="T2"><text:tab/></text:span><text:span text:style-name="T2">DOS</text:span><text:span text:style-name="T2">_EX</text:span><text:span text:style-name="T2">E_N</text:span><text:span text:style-name="T2">OTE</text:span><text:span text:style-name="T2">S</text:span><text:span text:style-name="T2"><text:tab/></text:span><text:span text:style-name="T2">VX(</text:span><text:span text:style-name="T2">409</text:span><text:span text:style-name="T2">6)</text:span></text:p>
          <text:p text:style-name="P3"><text:span text:style-name="T2"><text:tab/></text:span><text:span text:style-name="T2">DOS</text:span><text:span text:style-name="T2">_FO</text:span><text:span text:style-name="T2">RW</text:span><text:span text:style-name="T2">_OP</text:span><text:span text:style-name="T2">E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IM</text:span><text:span text:style-name="T2">POR</text:span><text:span text:style-name="T2">T_L</text:span><text:span text:style-name="T2">EDG</text:span><text:span text:style-name="T2">ER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LA</text:span><text:span text:style-name="T2">BEL</text:span><text:span text:style-name="T2"><text:tab/></text:span><text:span text:style-name="T2">VX(</text:span><text:span text:style-name="T2">256)</text:span></text:p>
          <text:p text:style-name="P3"><text:span text:style-name="T2"><text:tab/></text:span><text:span text:style-name="T2">DOS</text:span><text:span text:style-name="T2">_NO</text:span><text:span text:style-name="T2">TES</text:span><text:span text:style-name="T2"><text:tab/></text:span><text:span text:style-name="T2">VX(</text:span><text:span text:style-name="T2">409</text:span><text:span text:style-name="T2">6)</text:span></text:p>
          <text:p text:style-name="P3"><text:span text:style-name="T2"><text:tab/></text:span><text:span text:style-name="T2">DOS</text:span><text:span text:style-name="T2">_SIR</text:span><text:span text:style-name="T2">EN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SIR</text:span><text:span text:style-name="T2">ET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SL</text:span><text:span text:style-name="T2">D_O</text:span><text:span text:style-name="T2">PE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UP</text:span><text:span text:style-name="T2">D_U</text:span><text:span text:style-name="T2">SER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UP</text:span><text:span text:style-name="T2">D_S</text:span><text:span text:style-name="T2">TAM</text:span><text:span text:style-name="T2">P</text:span><text:span text:style-name="T2"><text:tab/></text:span><text:span text:style-name="T2">TIM</text:span><text:span text:style-name="T2">ESTA</text:span><text:span text:style-name="T2">MP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BAT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BAT</text:span><text:span text:style-name="T2">LINE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CON</text:span><text:span text:style-name="T2">CIL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ENT</text:span><text:span text:style-name="T2">RY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OPE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S</text:span><text:span text:style-name="T2">ETT</text:span><text:span text:style-name="T2">LEM</text:span><text:span text:style-name="T2">ENT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CLO</text:span><text:span text:style-name="T2">SIN</text:span><text:span text:style-name="T2">G</text:span><text:span text:style-name="T2"><text:tab/></text:span><text:span text:style-name="T2">DAT</text:span><text:span text:style-name="T2">E</text:span></text:p>
          <text:p text:style-name="P3"><text:span text:style-name="T2"><text:tab/></text:span><text:span text:style-name="T2">DOS</text:span><text:span text:style-name="T2">_CU</text:span><text:span text:style-name="T2">RRE</text:span><text:span text:style-name="T2">NT</text:span><text:span text:style-name="T2"><text:tab/></text:span><text:span text:style-name="T2">X(1)</text:span></text:p>
          <text:p text:style-name="P3"><text:span text:style-name="T2"><text:tab/></text:span><text:span text:style-name="T2">DOS</text:span><text:span text:style-name="T2">_PR</text:span><text:span text:style-name="T2">EVE</text:span><text:span text:style-name="T2">XE_</text:span><text:span text:style-name="T2">ENT</text:span><text:span text:style-name="T2">RY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PR</text:span><text:span text:style-name="T2">EVE</text:span><text:span text:style-name="T2">XE_</text:span><text:span text:style-name="T2">END</text:span><text:span text:style-name="T2"><text:tab/></text:span><text:span text:style-name="T2">DAT</text:span><text:span text:style-name="T2">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</text:span><text:span text:style-name="T3">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</text:span><text:span text:style-name="T3">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</text:span><text:span text:style-name="T1">ec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</text:span><text:span text:style-name="T2">UMBE</text:span><text:span text:style-name="T2">R</text:span><text:span text:style-name="T2"><text:tab/></text:span><text:span text:style-name="T2">VX(64)</text:span></text:p>
          <text:p text:style-name="P12"><text:span text:style-name="T2"><text:tab/></text:span><text:span text:style-name="T2">ACC_L</text:span><text:span text:style-name="T2">ABEL</text:span><text:span text:style-name="T2"><text:tab/></text:span><text:span text:style-name="T2">VX(25</text:span><text:span text:style-name="T2">6)</text:span></text:p>
          <text:p text:style-name="P12"><text:span text:style-name="T2"><text:tab/></text:span><text:span text:style-name="T2">ACC_C</text:span><text:span text:style-name="T2">URRE</text:span><text:span text:style-name="T2">NCY</text:span><text:span text:style-name="T2"><text:tab/></text:span><text:span text:style-name="T2">X(3)</text:span></text:p>
          <text:p text:style-name="P12"><text:span text:style-name="T2"><text:tab/></text:span><text:span text:style-name="T2">ACC_N</text:span><text:span text:style-name="T2">OTES</text:span><text:span text:style-name="T2"><text:tab/></text:span><text:span text:style-name="T2">VX(40</text:span><text:span text:style-name="T2">96)</text:span></text:p>
          <text:p text:style-name="P12"><text:span text:style-name="T2"><text:tab/></text:span><text:span text:style-name="T2">ACC_R</text:span><text:span text:style-name="T2">OOT</text:span><text:span text:style-name="T2"><text:tab/></text:span><text:span text:style-name="T2">X(1)</text:span></text:p>
          <text:p text:style-name="P12"><text:span text:style-name="T2"><text:tab/></text:span><text:span text:style-name="T2">ACC_S</text:span><text:span text:style-name="T2">ETTLE</text:span><text:span text:style-name="T2">ABLE</text:span><text:span text:style-name="T2"><text:tab/></text:span><text:span text:style-name="T2">X(1)</text:span></text:p>
          <text:p text:style-name="P12"><text:span text:style-name="T2"><text:tab/></text:span><text:span text:style-name="T2">ACC_R</text:span><text:span text:style-name="T2">ECONC</text:span><text:span text:style-name="T2">ILIABL</text:span><text:span text:style-name="T2">E</text:span><text:span text:style-name="T2"><text:tab/></text:span><text:span text:style-name="T2">X(1)</text:span></text:p>
          <text:p text:style-name="P12"><text:span text:style-name="T2"><text:tab/></text:span><text:span text:style-name="T2">ACC_F</text:span><text:span text:style-name="T2">ORWA</text:span><text:span text:style-name="T2">RD</text:span><text:span text:style-name="T2"><text:tab/></text:span><text:span text:style-name="T2">X(1)</text:span></text:p>
          <text:p text:style-name="P12"><text:span text:style-name="T2"><text:tab/></text:span><text:span text:style-name="T2">ACC_U</text:span><text:span text:style-name="T2">PD_US</text:span><text:span text:style-name="T2">ER</text:span><text:span text:style-name="T2"><text:tab/></text:span><text:span text:style-name="T2">VX(64)</text:span></text:p>
          <text:p text:style-name="P12"><text:span text:style-name="T2"><text:tab/></text:span><text:span text:style-name="T2">ACC_U</text:span><text:span text:style-name="T2">PD_ST</text:span><text:span text:style-name="T2">AMP</text:span><text:span text:style-name="T2"><text:tab/></text:span><text:span text:style-name="T2">TIMEST</text:span><text:span text:style-name="T2">AMP</text:span></text:p>
          <text:p text:style-name="P12"><text:span text:style-name="T2"><text:tab/></text:span><text:span text:style-name="T2">ACC_V</text:span><text:span text:style-name="T2">AL_DE</text:span><text:span text:style-name="T2">BIT</text:span><text:span text:style-name="T2"><text:tab/></text:span><text:span text:style-name="T2">DECIM</text:span><text:span text:style-name="T2">AL(20,</text:span><text:span text:style-name="T2">5)</text:span></text:p>
          <text:p text:style-name="P12"><text:span text:style-name="T2"><text:tab/></text:span><text:span text:style-name="T2">ACC_V</text:span><text:span text:style-name="T2">AL_CR</text:span><text:span text:style-name="T2">EDIT</text:span><text:span text:style-name="T2"><text:tab/></text:span><text:span text:style-name="T2">DECIM</text:span><text:span text:style-name="T2">AL(20,</text:span><text:span text:style-name="T2">5)</text:span></text:p>
          <text:p text:style-name="P12"><text:span text:style-name="T2"><text:tab/></text:span><text:span text:style-name="T2">ACC_R</text:span><text:span text:style-name="T2">OUGH</text:span><text:span text:style-name="T2">_DEBI</text:span><text:span text:style-name="T2">T</text:span><text:span text:style-name="T2"><text:tab/></text:span><text:span text:style-name="T2">DECIM</text:span><text:span text:style-name="T2">AL(20,</text:span><text:span text:style-name="T2">5)</text:span></text:p>
          <text:p text:style-name="P12"><text:span text:style-name="T2"><text:tab/></text:span><text:span text:style-name="T2">ACC_R</text:span><text:span text:style-name="T2">OUGH</text:span><text:span text:style-name="T2">_CRED</text:span><text:span text:style-name="T2">IT</text:span><text:span text:style-name="T2"><text:tab/></text:span><text:span text:style-name="T2">DECIM</text:span><text:span text:style-name="T2">AL(20,</text:span><text:span text:style-name="T2">5)</text:span></text:p>
          <text:p text:style-name="P12"><text:span text:style-name="T2"><text:tab/></text:span><text:span text:style-name="T2">ACC_F</text:span><text:span text:style-name="T2">UT_DE</text:span><text:span text:style-name="T2">BIT</text:span><text:span text:style-name="T2"><text:tab/></text:span><text:span text:style-name="T2">DECIM</text:span><text:span text:style-name="T2">AL(20,</text:span><text:span text:style-name="T2">5)</text:span></text:p>
          <text:p text:style-name="P12"><text:span text:style-name="T2"><text:tab/></text:span><text:span text:style-name="T2">ACC_F</text:span><text:span text:style-name="T2">UT_CR</text:span><text:span text:style-name="T2">EDIT</text:span><text:span text:style-name="T2"><text:tab/></text:span><text:span text:style-name="T2">DECIM</text:span><text:span text:style-name="T2">AL(20,</text:span><text:span text:style-name="T2">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</text:span><text:span text:style-name="T3">_T_</text:span><text:span text:style-name="T3">ACC</text:span><text:span text:style-name="T3">OU</text:span><text:span text:style-name="T3">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</text:span><text:span text:style-name="T2">BAT_ID</text:span><text:span text:style-name="T2"><text:tab/></text:span><text:span text:style-name="T2">BIGINT</text:span></text:p>
          <text:p text:style-name="P3"><text:span text:style-name="T2"><text:tab/></text:span><text:span text:style-name="T2">BAT_U</text:span><text:span text:style-name="T2">RI</text:span><text:span text:style-name="T2"><text:tab/></text:span><text:span text:style-name="T2">VX(25</text:span><text:span text:style-name="T2">6)</text:span></text:p>
          <text:p text:style-name="P3"><text:span text:style-name="T2"><text:tab/></text:span><text:span text:style-name="T2">BAT_F</text:span><text:span text:style-name="T2">ORMA</text:span><text:span text:style-name="T2">T</text:span><text:span text:style-name="T2"><text:tab/></text:span><text:span text:style-name="T2">VX(12</text:span><text:span text:style-name="T2">8)</text:span></text:p>
          <text:p text:style-name="P3"><text:span text:style-name="T2"><text:tab/></text:span><text:span text:style-name="T2">BAT_B</text:span><text:span text:style-name="T2">EGIN</text:span><text:span text:style-name="T2"><text:tab/></text:span><text:span text:style-name="T2">DATE</text:span></text:p>
          <text:p text:style-name="P3"><text:span text:style-name="T2"><text:tab/></text:span><text:span text:style-name="T2">BAT_E</text:span><text:span text:style-name="T2">ND</text:span><text:span text:style-name="T2"><text:tab/></text:span><text:span text:style-name="T2">DATE</text:span></text:p>
          <text:p text:style-name="P3"><text:span text:style-name="T2"><text:tab/></text:span><text:span text:style-name="T2">BAT_RI</text:span><text:span text:style-name="T2">B</text:span><text:span text:style-name="T2"><text:tab/></text:span><text:span text:style-name="T2">VX(12</text:span><text:span text:style-name="T2">8)</text:span></text:p>
          <text:p text:style-name="P3"><text:span text:style-name="T2"><text:tab/></text:span><text:span text:style-name="T2">BAT_C</text:span><text:span text:style-name="T2">URRE</text:span><text:span text:style-name="T2">NCY</text:span><text:span text:style-name="T2"><text:tab/></text:span><text:span text:style-name="T2">X(3)</text:span></text:p>
          <text:p text:style-name="P3"><text:span text:style-name="T2"><text:tab/></text:span><text:span text:style-name="T2">BAT_S</text:span><text:span text:style-name="T2">OLDE</text:span><text:span text:style-name="T2"><text:tab/></text:span><text:span text:style-name="T2">DECIM</text:span><text:span text:style-name="T2">AL(20,</text:span><text:span text:style-name="T2">5)</text:span></text:p>
          <text:p text:style-name="P3"><text:span text:style-name="T2"><text:tab/></text:span><text:span text:style-name="T2">BAT_A</text:span><text:span text:style-name="T2">CCOU</text:span><text:span text:style-name="T2">NT</text:span><text:span text:style-name="T2"><text:tab/></text:span><text:span text:style-name="T2">VX(64)</text:span></text:p>
          <text:p text:style-name="P3"><text:span text:style-name="T2"><text:tab/></text:span><text:span text:style-name="T2">BAT_N</text:span><text:span text:style-name="T2">OTES</text:span><text:span text:style-name="T2"><text:tab/></text:span><text:span text:style-name="T2">VX(40</text:span><text:span text:style-name="T2">96)</text:span></text:p>
          <text:p text:style-name="P3"><text:span text:style-name="T2"><text:tab/></text:span><text:span text:style-name="T2">BAT_U</text:span><text:span text:style-name="T2">PD_US</text:span><text:span text:style-name="T2">ER</text:span><text:span text:style-name="T2"><text:tab/></text:span><text:span text:style-name="T2">VX(64)</text:span></text:p>
          <text:p text:style-name="P3"><text:span text:style-name="T2"><text:tab/></text:span><text:span text:style-name="T2">BAT_U</text:span><text:span text:style-name="T2">PD_ST</text:span><text:span text:style-name="T2">AMP</text:span><text:span text:style-name="T2"><text:tab/></text:span><text:span text:style-name="T2">TIMEST</text:span><text:span text:style-name="T2">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</text:span><text:span text:style-name="T3">F</text:span><text:span text:style-name="T3">A</text:span><text:span text:style-name="T3">_</text:span><text:span text:style-name="T3">T</text:span><text:span text:style-name="T3">_</text:span><text:span text:style-name="T3">B</text:span><text:span text:style-name="T3">A</text:span><text:span text:style-name="T3">T</text:span><text:span text:style-name="T3">_</text:span><text:span text:style-name="T3">L</text:span><text:span text:style-name="T3">I</text:span><text:span text:style-name="T3">N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</text:span><text:span text:style-name="T1">lec</text:span><text:span text:style-name="T1">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</text:span><text:span text:style-name="T3">A_</text:span><text:span text:style-name="T3">T_</text:span><text:span text:style-name="T3">CL</text:span><text:span text:style-name="T3">AS</text:span><text:span text:style-name="T3">S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</text:span><text:span text:style-name="T3">F</text:span><text:span text:style-name="T3">A</text:span><text:span text:style-name="T3">_</text:span><text:span text:style-name="T3">T</text:span><text:span text:style-name="T3">_</text:span><text:span text:style-name="T3">R</text:span><text:span text:style-name="T3">O</text:span><text:span text:style-name="T3">L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</text:span><text:span text:style-name="T3">_AUDI</text:span><text:span text:style-name="T3">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842cm" svg:x2="5.303cm" svg:y2="24.842cm">
          <text:p/>
        </draw:line>
        <draw:line draw:style-name="gr25" draw:text-style-name="P9" draw:layer="layout" svg:x1="4.305cm" svg:y1="25.256cm" svg:x2="5.295cm" svg:y2="25.256cm">
          <text:p/>
        </draw:line>
        <draw:line draw:style-name="gr25" draw:text-style-name="P9" draw:layer="layout" svg:x1="4.209cm" svg:y1="28.033cm" svg:x2="4.209cm" svg:y2="24.839cm">
          <text:p/>
        </draw:line>
        <draw:line draw:style-name="gr25" draw:text-style-name="P9" draw:layer="layout" svg:x1="4.306cm" svg:y1="27.922cm" svg:x2="4.306cm" svg:y2="25.257cm">
          <text:p/>
        </draw:line>
        <draw:line draw:style-name="gr25" draw:text-style-name="P9" draw:layer="layout" svg:x1="4.403cm" svg:y1="27.82cm" svg:x2="4.403cm" svg:y2="25.69cm">
          <text:p/>
        </draw:line>
        <draw:line draw:style-name="gr25" draw:text-style-name="P9" draw:layer="layout" svg:x1="4.407cm" svg:y1="25.691cm" svg:x2="5.295cm" svg:y2="25.691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</text:span><text:span text:style-name="T2">E</text:span><text:span text:style-name="T2">C</text:span><text:span text:style-name="T2">_</text:span><text:span text:style-name="T2">I</text:span><text:span text:style-name="T2">D</text:span><text:span text:style-name="T2"><text:tab/></text:span><text:span text:style-name="T2">B</text:span><text:span text:style-name="T2">I</text:span><text:span text:style-name="T2">G</text:span><text:span text:style-name="T2">I</text:span><text:span text:style-name="T2">N</text:span><text:span text:style-name="T2">T</text:span></text:p>
          <text:p text:style-name="P3"><text:span text:style-name="T2"><text:tab/></text:span><text:span text:style-name="T2">R</text:span><text:span text:style-name="T2">E</text:span><text:span text:style-name="T2">C</text:span><text:span text:style-name="T2">_</text:span><text:span text:style-name="T2">D</text:span><text:span text:style-name="T2">V</text:span><text:span text:style-name="T2">A</text:span><text:span text:style-name="T2">L</text:span><text:span text:style-name="T2"><text:tab/></text:span><text:span text:style-name="T2">D</text:span><text:span text:style-name="T2">A</text:span><text:span text:style-name="T2">T</text:span><text:span text:style-name="T2">E</text:span></text:p>
          <text:p text:style-name="P3"><text:span text:style-name="T2"><text:tab/></text:span><text:span text:style-name="T2">R</text:span><text:span text:style-name="T2">E</text:span><text:span text:style-name="T2">C</text:span><text:span text:style-name="T2">_</text:span><text:span text:style-name="T2">U</text:span><text:span text:style-name="T2">S</text:span><text:span text:style-name="T2">E</text:span><text:span text:style-name="T2">R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R</text:span><text:span text:style-name="T2">E</text:span><text:span text:style-name="T2">C</text:span><text:span text:style-name="T2">_</text:span><text:span text:style-name="T2">S</text:span><text:span text:style-name="T2">T</text:span><text:span text:style-name="T2">A</text:span><text:span text:style-name="T2">M</text:span><text:span text:style-name="T2">P</text:span><text:span text:style-name="T2"><text:tab/></text:span><text:span text:style-name="T2">T</text:span><text:span text:style-name="T2">I</text:span><text:span text:style-name="T2">M</text:span><text:span text:style-name="T2">E</text:span><text:span text:style-name="T2">S</text:span><text:span text:style-name="T2">T</text:span><text:span text:style-name="T2">A</text:span><text:span text:style-name="T2">M</text:span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3</text:span></text:p>
            <text:p><text:span text:style-name="T4">Last updated : 2016-10-09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</text:span><text:span text:style-name="T2">NUM</text:span><text:span text:style-name="T2">BER</text:span><text:span text:style-name="T2"><text:tab/></text:span><text:span text:style-name="T2">VX(64</text:span><text:span text:style-name="T2">)</text:span></text:p>
          <text:p text:style-name="P12"><text:span text:style-name="T2">#</text:span><text:span text:style-name="T2"><text:tab/></text:span><text:span text:style-name="T2">ACC_</text:span><text:span text:style-name="T2">ARC_</text:span><text:span text:style-name="T2">DATE</text:span><text:span text:style-name="T2"><text:tab/></text:span><text:span text:style-name="T2">DATE</text:span></text:p>
          <text:p text:style-name="P12"><text:span text:style-name="T2"><text:tab/></text:span><text:span text:style-name="T2">ACC_</text:span><text:span text:style-name="T2">ARC_</text:span><text:span text:style-name="T2">DEBIT</text:span><text:span text:style-name="T2"><text:tab/></text:span><text:span text:style-name="T2">DECI</text:span><text:span text:style-name="T2">MAL(</text:span><text:span text:style-name="T2">20,5)</text:span></text:p>
          <text:p text:style-name="P12"><text:span text:style-name="T2"><text:tab/></text:span><text:span text:style-name="T2">ACC_</text:span><text:span text:style-name="T2">ARC_</text:span><text:span text:style-name="T2">CREDI</text:span><text:span text:style-name="T2">T</text:span><text:span text:style-name="T2"><text:tab/></text:span><text:span text:style-name="T2">DECI</text:span><text:span text:style-name="T2">MAL(</text:span><text:span text:style-name="T2">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</text:span><text:span text:style-name="T3">F</text:span><text:span text:style-name="T3">A</text:span><text:span text:style-name="T3">_</text:span><text:span text:style-name="T3">T</text:span><text:span text:style-name="T3">_</text:span><text:span text:style-name="T3">A</text:span><text:span text:style-name="T3">C</text:span><text:span text:style-name="T3">C</text:span><text:span text:style-name="T3">O</text:span><text:span text:style-name="T3">U</text:span><text:span text:style-name="T3">N</text:span><text:span text:style-name="T3">T</text:span><text:span text:style-name="T3">S</text:span><text:span text:style-name="T3">_</text:span><text:span text:style-name="T3">A</text:span><text:span text:style-name="T3">R</text:span><text:span text:style-name="T3">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0.999cm" svg:y="10.709cm">
          <draw:text-box>
            <text:p text:style-name="P16"><text:span text:style-name="T5">TVA_T_FORMS_DET</text:span></text:p>
          </draw:text-box>
        </draw:frame>
        <draw:line draw:style-name="gr25" draw:text-style-name="P9" draw:layer="layout" svg:x1="3.681cm" svg:y1="24.747cm" svg:x2="5.303cm" svg:y2="24.747cm">
          <text:p/>
        </draw:line>
        <draw:line draw:style-name="gr25" draw:text-style-name="P9" draw:layer="layout" svg:x1="3.613cm" svg:y1="25.158cm" svg:x2="5.295cm" svg:y2="25.158cm">
          <text:p/>
        </draw:line>
        <draw:line draw:style-name="gr25" draw:text-style-name="P9" draw:layer="layout" svg:x1="3.531cm" svg:y1="25.591cm" svg:x2="5.295cm" svg:y2="25.591cm">
          <text:p/>
        </draw:line>
        <draw:line draw:style-name="gr25" draw:text-style-name="P9" draw:layer="layout" svg:x1="3.677cm" svg:y1="24.752cm" svg:x2="3.678cm" svg:y2="11.255cm">
          <text:p/>
        </draw:line>
        <draw:line draw:style-name="gr25" draw:text-style-name="P9" draw:layer="layout" svg:x1="3.601cm" svg:y1="25.152cm" svg:x2="3.601cm" svg:y2="11.265cm">
          <text:p/>
        </draw:line>
        <draw:line draw:style-name="gr25" draw:text-style-name="P9" draw:layer="layout" svg:x1="3.523cm" svg:y1="25.594cm" svg:x2="3.524cm" svg:y2="11.245cm">
          <text:p/>
        </draw:line>
        <draw:line draw:style-name="gr26" draw:text-style-name="P9" draw:layer="layout" svg:x1="3.525cm" svg:y1="11.253cm" svg:x2="4.025cm" svg:y2="11.253cm">
          <text:p/>
        </draw:line>
        <draw:custom-shape draw:style-name="gr36" draw:text-style-name="P8" draw:layer="layout" svg:width="4.25cm" svg:height="2cm" svg:x="27.3cm" svg:y="18.201cm">
          <text:p text:style-name="P7"><text:span text:style-name="T2">#</text:span><text:span text:style-name="T2"><text:tab/></text:span><text:span text:style-name="T2">L</text:span><text:span text:style-name="T2">E</text:span><text:span text:style-name="T2">D</text:span><text:span text:style-name="T2">_</text:span><text:span text:style-name="T2">M</text:span><text:span text:style-name="T2">N</text:span><text:span text:style-name="T2">E</text:span><text:span text:style-name="T2">M</text:span><text:span text:style-name="T2">O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7"><text:span text:style-name="T2">#</text:span><text:span text:style-name="T2"><text:tab/></text:span><text:span text:style-name="T2">L</text:span><text:span text:style-name="T2">E</text:span><text:span text:style-name="T2">D</text:span><text:span text:style-name="T2">_</text:span><text:span text:style-name="T2">A</text:span><text:span text:style-name="T2">R</text:span><text:span text:style-name="T2">C</text:span><text:span text:style-name="T2">_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C</text:span><text:span text:style-name="T2">Y</text:span><text:span text:style-name="T2"><text:tab/></text:span><text:span text:style-name="T2">X</text:span><text:span text:style-name="T2">(</text:span><text:span text:style-name="T2">3</text:span><text:span text:style-name="T2">)</text:span></text:p>
          <text:p text:style-name="P7"><text:span text:style-name="T2">#</text:span><text:span text:style-name="T2"> </text:span><text:span text:style-name="T2">L</text:span><text:span text:style-name="T2">E</text:span><text:span text:style-name="T2">D</text:span><text:span text:style-name="T2">_</text:span><text:span text:style-name="T2">A</text:span><text:span text:style-name="T2">R</text:span><text:span text:style-name="T2">C</text:span><text:span text:style-name="T2">_</text:span><text:span text:style-name="T2">D</text:span><text:span text:style-name="T2">A</text:span><text:span text:style-name="T2">T</text:span><text:span text:style-name="T2">E</text:span><text:span text:style-name="T2"><text:tab/></text:span><text:span text:style-name="T2">D</text:span><text:span text:style-name="T2">A</text:span><text:span text:style-name="T2">T</text:span><text:span text:style-name="T2">E</text:span></text:p>
          <text:p text:style-name="P7"><text:span text:style-name="T2"><text:tab/></text:span><text:span text:style-name="T2">L</text:span><text:span text:style-name="T2">E</text:span><text:span text:style-name="T2">D</text:span><text:span text:style-name="T2">_</text:span><text:span text:style-name="T2">A</text:span><text:span text:style-name="T2">R</text:span><text:span text:style-name="T2">C</text:span><text:span text:style-name="T2">_</text:span><text:span text:style-name="T2">D</text:span><text:span text:style-name="T2">E</text:span><text:span text:style-name="T2">B</text:span><text:span text:style-name="T2">I</text:span><text:span text:style-name="T2">T</text:span><text:span text:style-name="T2"><text:tab/></text:span><text:span text:style-name="T2">D</text:span><text:span text:style-name="T2">E</text:span><text:span text:style-name="T2">C</text:span><text:span text:style-name="T2">I</text:span><text:span text:style-name="T2">M</text:span><text:span text:style-name="T2">A</text:span><text:span text:style-name="T2">L</text:span><text:span text:style-name="T2">(</text:span><text:span text:style-name="T2">2</text:span><text:span text:style-name="T2">0</text:span><text:span text:style-name="T2">,</text:span><text:span text:style-name="T2">5</text:span><text:span text:style-name="T2">)</text:span></text:p>
          <text:p text:style-name="P7"><text:span text:style-name="T2"><text:tab/></text:span><text:span text:style-name="T2">L</text:span><text:span text:style-name="T2">E</text:span><text:span text:style-name="T2">D</text:span><text:span text:style-name="T2">_</text:span><text:span text:style-name="T2">A</text:span><text:span text:style-name="T2">R</text:span><text:span text:style-name="T2">C</text:span><text:span text:style-name="T2">_</text:span><text:span text:style-name="T2">C</text:span><text:span text:style-name="T2">R</text:span><text:span text:style-name="T2">E</text:span><text:span text:style-name="T2">D</text:span><text:span text:style-name="T2">I</text:span><text:span text:style-name="T2">T</text:span><text:span text:style-name="T2"><text:tab/></text:span><text:span text:style-name="T2">D</text:span><text:span text:style-name="T2">E</text:span><text:span text:style-name="T2">C</text:span><text:span text:style-name="T2">I</text:span><text:span text:style-name="T2">M</text:span><text:span text:style-name="T2">A</text:span><text:span text:style-name="T2">L</text:span><text:span text:style-name="T2">(</text:span><text:span text:style-name="T2">2</text:span><text:span text:style-name="T2">0</text:span><text:span text:style-name="T2">,</text:span><text:span text:style-name="T2">5</text:span><text:span text:style-name="T2">)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25cm" svg:height="0.5cm" svg:x="27.3cm" svg:y="17.7cm">
          <text:p text:style-name="P5"><text:span text:style-name="T3">OFA_T_LEDGERS_ARC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26.697cm" svg:y1="18.418cm" svg:x2="27.301cm" svg:y2="18.418cm">
          <text:p/>
        </draw:line>
        <draw:line draw:style-name="gr7" draw:text-style-name="P9" draw:layer="layout" svg:x1="21.399cm" svg:y1="18.37cm" svg:x2="20.296cm" svg:y2="18.37cm">
          <text:p/>
        </draw:line>
        <draw:line draw:style-name="gr38" draw:text-style-name="P9" draw:layer="layout" svg:x1="21.4cm" svg:y1="17.089cm" svg:x2="26.694cm" svg:y2="17.089cm">
          <text:p/>
        </draw:line>
        <draw:line draw:style-name="gr38" draw:text-style-name="P9" draw:layer="layout" svg:x1="26.697cm" svg:y1="18.414cm" svg:x2="26.697cm" svg:y2="17.088cm">
          <text:p/>
        </draw:line>
        <draw:line draw:style-name="gr38" draw:text-style-name="P9" draw:layer="layout" svg:x1="21.409cm" svg:y1="18.369cm" svg:x2="21.409cm" svg:y2="17.088cm">
          <text:p/>
        </draw:line>
        <draw:line draw:style-name="gr16" draw:text-style-name="P9" draw:layer="layout" svg:x1="26.439cm" svg:y1="18.635cm" svg:x2="27.288cm" svg:y2="18.635cm">
          <text:p/>
        </draw:line>
        <draw:line draw:style-name="gr16" draw:text-style-name="P9" draw:layer="layout" svg:x1="26.432cm" svg:y1="18.629cm" svg:x2="26.432cm" svg:y2="16.856cm">
          <text:p/>
        </draw:line>
        <draw:line draw:style-name="gr16" draw:text-style-name="P9" draw:layer="layout" svg:x1="21.193cm" svg:y1="16.845cm" svg:x2="26.431cm" svg:y2="16.845cm">
          <text:p/>
        </draw:line>
        <draw:line draw:style-name="gr16" draw:text-style-name="P9" draw:layer="layout" svg:x1="21.183cm" svg:y1="16.855cm" svg:x2="21.183cm" svg:y2="11.299cm">
          <text:p/>
        </draw:line>
        <draw:custom-shape draw:style-name="gr39" draw:text-style-name="P4" draw:layer="layout" svg:width="4cm" svg:height="1.75cm" svg:x="27.3cm" svg:y="11.002cm">
          <text:p text:style-name="P3"><text:span text:style-name="T2">#</text:span><text:span text:style-name="T2"><text:tab/></text:span><text:span text:style-name="T2">P</text:span><text:span text:style-name="T2">A</text:span><text:span text:style-name="T2">M</text:span><text:span text:style-name="T2">_</text:span><text:span text:style-name="T2">C</text:span><text:span text:style-name="T2">O</text:span><text:span text:style-name="T2">D</text:span><text:span text:style-name="T2">E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P</text:span><text:span text:style-name="T2">A</text:span><text:span text:style-name="T2">M</text:span><text:span text:style-name="T2">_</text:span><text:span text:style-name="T2">L</text:span><text:span text:style-name="T2">A</text:span><text:span text:style-name="T2">B</text:span><text:span text:style-name="T2">E</text:span><text:span text:style-name="T2">L</text:span><text:span text:style-name="T2"><text:tab/></text:span><text:span text:style-name="T2">V</text:span><text:span text:style-name="T2">X</text:span><text:span text:style-name="T2">(</text:span><text:span text:style-name="T2">2</text:span><text:span text:style-name="T2">5</text:span><text:span text:style-name="T2">6</text:span><text:span text:style-name="T2">)</text:span></text:p>
          <text:p text:style-name="P3"><text:span text:style-name="T2"><text:tab/></text:span><text:span text:style-name="T2">P</text:span><text:span text:style-name="T2">A</text:span><text:span text:style-name="T2">M</text:span><text:span text:style-name="T2">_</text:span><text:span text:style-name="T2">A</text:span><text:span text:style-name="T2">L</text:span><text:span text:style-name="T2">O</text:span><text:span text:style-name="T2">N</text:span><text:span text:style-name="T2">E</text:span><text:span text:style-name="T2"><text:tab/></text:span><text:span text:style-name="T2">X</text:span><text:span text:style-name="T2">(</text:span><text:span text:style-name="T2">1</text:span><text:span text:style-name="T2">)</text:span></text:p>
          <text:p text:style-name="P3"><text:span text:style-name="T2"><text:tab/></text:span><text:span text:style-name="T2">P</text:span><text:span text:style-name="T2">A</text:span><text:span text:style-name="T2">M</text:span><text:span text:style-name="T2">_</text:span><text:span text:style-name="T2">A</text:span><text:span text:style-name="T2">C</text:span><text:span text:style-name="T2">C</text:span><text:span text:style-name="T2">O</text:span><text:span text:style-name="T2">U</text:span><text:span text:style-name="T2">N</text:span><text:span text:style-name="T2">T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P</text:span><text:span text:style-name="T2">A</text:span><text:span text:style-name="T2">M</text:span><text:span text:style-name="T2">_</text:span><text:span text:style-name="T2">N</text:span><text:span text:style-name="T2">O</text:span><text:span text:style-name="T2">T</text:span><text:span text:style-name="T2">E</text:span><text:span text:style-name="T2">S</text:span><text:span text:style-name="T2"><text:tab/></text:span><text:span text:style-name="T2">V</text:span><text:span text:style-name="T2">X</text:span><text:span text:style-name="T2">(</text:span><text:span text:style-name="T2">4</text:span><text:span text:style-name="T2">0</text:span><text:span text:style-name="T2">9</text:span><text:span text:style-name="T2">6</text:span><text:span text:style-name="T2">)</text:span></text:p>
          <text:p text:style-name="P3"><text:span text:style-name="T2"><text:tab/></text:span><text:span text:style-name="T2">P</text:span><text:span text:style-name="T2">A</text:span><text:span text:style-name="T2">M</text:span><text:span text:style-name="T2">_</text:span><text:span text:style-name="T2">U</text:span><text:span text:style-name="T2">P</text:span><text:span text:style-name="T2">D</text:span><text:span text:style-name="T2">_</text:span><text:span text:style-name="T2">U</text:span><text:span text:style-name="T2">S</text:span><text:span text:style-name="T2">E</text:span><text:span text:style-name="T2">R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P</text:span><text:span text:style-name="T2">A</text:span><text:span text:style-name="T2">M</text:span><text:span text:style-name="T2">_</text:span><text:span text:style-name="T2">U</text:span><text:span text:style-name="T2">P</text:span><text:span text:style-name="T2">D</text:span><text:span text:style-name="T2">_</text:span><text:span text:style-name="T2">S</text:span><text:span text:style-name="T2">T</text:span><text:span text:style-name="T2">A</text:span><text:span text:style-name="T2">M</text:span><text:span text:style-name="T2">P</text:span><text:span text:style-name="T2"><text:tab/></text:span><text:span text:style-name="T2">T</text:span><text:span text:style-name="T2">I</text:span><text:span text:style-name="T2">M</text:span><text:span text:style-name="T2">E</text:span><text:span text:style-name="T2">S</text:span><text:span text:style-name="T2">T</text:span><text:span text:style-name="T2">A</text:span><text:span text:style-name="T2">M</text:span><text:span text:style-name="T2">P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4cm" svg:height="0.5cm" svg:x="27.3cm" svg:y="10.501cm">
          <text:p text:style-name="P5"><text:span text:style-name="T3">O</text:span><text:span text:style-name="T3">F</text:span><text:span text:style-name="T3">A</text:span><text:span text:style-name="T3">_</text:span><text:span text:style-name="T3">T</text:span><text:span text:style-name="T3">_</text:span><text:span text:style-name="T3">P</text:span><text:span text:style-name="T3">A</text:span><text:span text:style-name="T3">I</text:span><text:span text:style-name="T3">M</text:span><text:span text:style-name="T3">E</text:span><text:span text:style-name="T3">A</text:span><text:span text:style-name="T3">N</text:span><text:span text:style-name="T3">S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993cm" svg:y1="11.166cm" svg:x2="4.993cm" svg:y2="9.538cm">
          <text:p/>
        </draw:line>
        <draw:line draw:style-name="gr16" draw:text-style-name="P9" draw:layer="layout" svg:x1="5.013cm" svg:y1="9.555cm" svg:x2="26.604cm" svg:y2="9.556cm">
          <text:p/>
        </draw:line>
        <draw:line draw:style-name="gr16" draw:text-style-name="P9" draw:layer="layout" svg:x1="26.593cm" svg:y1="11.714cm" svg:x2="26.593cm" svg:y2="9.565cm">
          <text:p/>
        </draw:line>
        <draw:line draw:style-name="gr16" draw:text-style-name="P9" draw:layer="layout" svg:x1="26.578cm" svg:y1="11.69cm" svg:x2="27.26cm" svg:y2="11.69cm">
          <text:p/>
        </draw:line>
      </draw:page>
      <draw:page draw:name="page2" draw:style-name="dp1" draw:master-page-name="Default">
        <draw:custom-shape draw:style-name="gr41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2cm" svg:y="10.5cm">
          <text:p text:style-name="P5"><text:span text:style-name="T3">T</text:span><text:span text:style-name="T3">V</text:span><text:span text:style-name="T3">A</text:span><text:span text:style-name="T3">_</text:span><text:span text:style-name="T3">T</text:span><text:span text:style-name="T3">_</text:span><text:span text:style-name="T3">F</text:span><text:span text:style-name="T3">O</text:span><text:span text:style-name="T3">R</text:span><text:span text:style-name="T3">M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</text:span><text:span text:style-name="T2">MNE</text:span><text:span text:style-name="T2">MO</text:span><text:span text:style-name="T2"><text:tab/></text:span><text:span text:style-name="T2">VX(6</text:span><text:span text:style-name="T2">4)</text:span></text:p>
          <text:p text:style-name="P3"><text:span text:style-name="T2">#</text:span><text:span text:style-name="T2"><text:tab/></text:span><text:span text:style-name="T2">TFO_</text:span><text:span text:style-name="T2">BOO</text:span><text:span text:style-name="T2">L_RO</text:span><text:span text:style-name="T2">W</text:span><text:span text:style-name="T2"><text:tab/></text:span><text:span text:style-name="T2">INTE</text:span><text:span text:style-name="T2">GER)</text:span></text:p>
          <text:p text:style-name="P3"><text:span text:style-name="T2"><text:tab/></text:span><text:span text:style-name="T2">TFO_</text:span><text:span text:style-name="T2">BOO</text:span><text:span text:style-name="T2">L_LA</text:span><text:span text:style-name="T2">BEL</text:span><text:span text:style-name="T2"><text:tab/></text:span><text:span text:style-name="T2">VX(2</text:span><text:span text:style-name="T2">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cm" svg:y="10.5cm">
          <text:p text:style-name="P5"><text:span text:style-name="T3">T</text:span><text:span text:style-name="T3">V</text:span><text:span text:style-name="T3">A</text:span><text:span text:style-name="T3">_</text:span><text:span text:style-name="T3">T</text:span><text:span text:style-name="T3">_</text:span><text:span text:style-name="T3">F</text:span><text:span text:style-name="T3">O</text:span><text:span text:style-name="T3">R</text:span><text:span text:style-name="T3">M</text:span><text:span text:style-name="T3">S</text:span><text:span text:style-name="T3">_</text:span><text:span text:style-name="T3">B</text:span><text:span text:style-name="T3">O</text:span><text:span text:style-name="T3">O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TVA_T_VER</text:span><text:span text:style-name="T3">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9-26</text:span></text:p>
          </draw:text-box>
        </draw:frame>
        <draw:custom-shape draw:style-name="gr46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</text:span><text:span text:style-name="T2">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</text:span><text:span text:style-name="T2">MOUNT</text:span><text:span text:style-name="T2"><text:tab/></text:span><text:span text:style-name="T2">X(1)</text:span></text:p>
          <text:p text:style-name="P3"><text:span text:style-name="T2"><text:tab/></text:span><text:span text:style-name="T2">TFO_DET_AMOUN</text:span><text:span text:style-name="T2">T</text:span><text:span text:style-name="T2"><text:tab/></text:span><text:span text:style-name="T2">VX(256)</text:span></text:p>
          <text:p text:style-name="P3"><text:span text:style-name="T2"><text:tab/></text:span><text:span text:style-name="T2">TFO_DET_HAS_TE</text:span><text:span text:style-name="T2">MPLATE</text:span><text:span text:style-name="T2"><text:tab/></text:span><text:span text:style-name="T2">X(1)</text:span></text:p>
          <text:p text:style-name="P3"><text:span text:style-name="T2"><text:tab/></text:span><text:span text:style-name="T2">TFO_DET_TEMPLA</text:span><text:span text:style-name="T2">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.01cm" svg:y="15cm">
          <text:p text:style-name="P5"><text:span text:style-name="T3">TVA_T_FOR</text:span><text:span text:style-name="T3">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6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</text:span><text:span text:style-name="T2">_M</text:span><text:span text:style-name="T2">NE</text:span><text:span text:style-name="T2">MO</text:span><text:span text:style-name="T2"><text:tab/></text:span><text:span text:style-name="T2">VX(</text:span><text:span text:style-name="T2">64)</text:span></text:p>
          <text:p text:style-name="P3"><text:span text:style-name="T2">#</text:span><text:span text:style-name="T2"><text:tab/></text:span><text:span text:style-name="T2">TFO</text:span><text:span text:style-name="T2">_E</text:span><text:span text:style-name="T2">ND</text:span><text:span text:style-name="T2"><text:tab/></text:span><text:span text:style-name="T2">DAT</text:span><text:span text:style-name="T2">E</text:span></text:p>
          <text:p text:style-name="P3"><text:span text:style-name="T2">#</text:span><text:span text:style-name="T2"><text:tab/></text:span><text:span text:style-name="T2">TFO</text:span><text:span text:style-name="T2">_B</text:span><text:span text:style-name="T2">OO</text:span><text:span text:style-name="T2">L_R</text:span><text:span text:style-name="T2">OW</text:span><text:span text:style-name="T2"><text:tab/></text:span><text:span text:style-name="T2">INT</text:span><text:span text:style-name="T2">EGE</text:span><text:span text:style-name="T2">R)</text:span></text:p>
          <text:p text:style-name="P3"><text:span text:style-name="T2"><text:tab/></text:span><text:span text:style-name="T2">TFO</text:span><text:span text:style-name="T2">_B</text:span><text:span text:style-name="T2">OO</text:span><text:span text:style-name="T2">L_T</text:span><text:span text:style-name="T2">RU</text:span><text:span text:style-name="T2">E</text:span><text:span text:style-name="T2"><text:tab/></text:span><text:span text:style-name="T2">X(1</text:span><text:span text:style-name="T2">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1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</text:span><text:span text:style-name="T2">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5cm">
          <text:p text:style-name="P5"><text:span text:style-name="T3">T</text:span><text:span text:style-name="T3">V</text:span><text:span text:style-name="T3">A</text:span><text:span text:style-name="T3">_</text:span><text:span text:style-name="T3">T</text:span><text:span text:style-name="T3">_</text:span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S</text:span><text:span text:style-name="T3">_</text:span><text:span text:style-name="T3">D</text:span><text:span text:style-name="T3">E</text:span><text:span text:style-name="T3">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7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  <draw:line draw:style-name="gr21" draw:text-style-name="P18" draw:layer="layout" svg:x1="32.012cm" svg:y1="16.952cm" svg:x2="33.012cm" svg:y2="16.952cm">
          <text:p/>
        </draw:line>
        <draw:line draw:style-name="gr21" draw:text-style-name="P18" draw:layer="layout" svg:x1="32.012cm" svg:y1="17.352cm" svg:x2="33.012cm" svg:y2="17.352cm">
          <text:p/>
        </draw:line>
        <draw:frame draw:style-name="gr48" draw:text-style-name="P20" draw:layer="layout" svg:width="3.542cm" svg:height="0.801cm" svg:x="32.812cm" svg:y="16.773cm">
          <draw:text-box>
            <text:p text:style-name="P19"><text:span text:style-name="T7">OFA_T_ACCOUNTS</text:span></text:p>
            <text:p text:style-name="P19"><text:span text:style-name="T7">OFA_T_RATES</text:span></text:p>
          </draw:text-box>
        </draw:frame>
      </draw:page>
      <draw:page draw:name="page3" draw:style-name="dp1" draw:master-page-name="Default">
        <draw:custom-shape draw:style-name="gr49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7.237cm" svg:height="1.199cm" svg:x="33.803cm" svg:y="27.501cm">
          <draw:text-box>
            <text:p><text:span text:style-name="T4">Openbook Recurrent data model v6</text:span></text:p>
            <text:p><text:span text:style-name="T4">Last updated : 2016-10-13</text:span></text:p>
          </draw:text-box>
        </draw:frame>
        <draw:custom-shape draw:style-name="gr52" draw:text-style-name="P4" draw:layer="layout" svg:width="4cm" svg:height="3cm" svg:x="16.3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VX(16)</text:span></text:p>
          <text:p text:style-name="P3"><text:span text:style-name="T2"><text:tab/></text:span><text:span text:style-name="T2">REC_PERIOD_DETAIL</text:span><text:span text:style-name="T2"><text:tab/></text:span><text:span text:style-name="T2">VX(16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ENABLED</text:span><text:span text:style-name="T2"><text:tab/></text:span><text:span text:style-name="T2">X(1)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4cm" svg:height="1cm" svg:x="10.4cm" svg:y="10.9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0.4cm" svg:y="10.4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4cm" svg:height="2.5cm" svg:x="16.3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20.315cm" svg:y1="11.632cm" svg:x2="21.315cm" svg:y2="11.632cm">
          <text:p/>
        </draw:line>
        <draw:frame draw:style-name="gr47" draw:text-style-name="P17" draw:layer="layout" svg:width="3.542cm" svg:height="0.526cm" svg:x="21.129cm" svg:y="11.372cm">
          <draw:text-box>
            <text:p text:style-name="P16"><text:span text:style-name="T5">OFA_T_OPE_TEMPLATES</text:span></text:p>
          </draw:text-box>
        </draw:frame>
        <draw:line draw:style-name="gr20" draw:text-style-name="P9" draw:layer="layout" svg:x1="15.678cm" svg:y1="11.171cm" svg:x2="16.312cm" svg:y2="11.171cm">
          <text:p/>
        </draw:line>
        <draw:line draw:style-name="gr56" draw:text-style-name="P9" draw:layer="layout" svg:x1="15.686cm" svg:y1="16.909cm" svg:x2="16.32cm" svg:y2="16.909cm">
          <text:p/>
        </draw:line>
        <draw:line draw:style-name="gr56" draw:text-style-name="P9" draw:layer="layout" svg:x1="15.672cm" svg:y1="16.928cm" svg:x2="15.679cm" svg:y2="11.177cm">
          <text:p/>
        </draw:line>
        <draw:custom-shape draw:style-name="gr57" draw:text-style-name="P4" draw:layer="layout" svg:width="4cm" svg:height="2cm" svg:x="27cm" svg:y="10.9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<text:tab/></text:span><text:span text:style-name="T2">REC_PER_LABEL</text:span><text:span text:style-name="T2"><text:tab/></text:span><text:span text:style-name="T2">VX(256)</text:span></text:p>
          <text:p text:style-name="P3"><text:span text:style-name="T2"><text:tab/></text:span><text:span text:style-name="T2">REC_PER_HAVE_DETAIL</text:span><text:span text:style-name="T2"><text:tab/></text:span><text:span text:style-name="T2">X(1)</text:span></text:p>
          <text:p text:style-name="P3"><text:span text:style-name="T2"><text:tab/></text:span><text:span text:style-name="T2">REC_PER_ADD_TYPE</text:span><text:span text:style-name="T2"><text:tab/></text:span><text:span text:style-name="T2">X(1)</text:span></text:p>
          <text:p text:style-name="P3"><text:span text:style-name="T2"><text:tab/></text:span><text:span text:style-name="T2">REC_PER_ADD_COUNT</text:span><text:span text:style-name="T2"><text:tab/></text:span><text:span text:style-name="T2">INTEGER</text:span></text:p>
          <text:p text:style-name="P3"><text:span text:style-name="T2"><text:tab/></text:span><text:span text:style-name="T2">REC_PER_NOTES</text:span><text:span text:style-name="T2"><text:tab/></text:span><text:span text:style-name="T2">VX(4096)</text:span></text:p>
          <text:p text:style-name="P3"><text:span text:style-name="T2"><text:tab/></text:span><text:span text:style-name="T2">REC_PER_UPD_USER</text:span><text:span text:style-name="T2"><text:tab/></text:span><text:span text:style-name="T2">VX(64)</text:span></text:p>
          <text:p text:style-name="P3"><text:span text:style-name="T2"><text:tab/></text:span><text:span text:style-name="T2">REC_PER_UPD_STAMP</text:span><text:span text:style-name="T2"><text:tab/></text:span><text:span text:style-name="T2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0.4cm">
          <text:p text:style-name="P5"><text:span text:style-name="T3">REC_T_PERIODS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4cm" svg:height="1.5cm" svg:x="27cm" svg:y="14.5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<text:tab/></text:span><text:span text:style-name="T2">REC_PER_DET_ID</text:span><text:span text:style-name="T2"><text:tab/></text:span><text:span text:style-name="T2">VX(16)</text:span></text:p>
          <text:p text:style-name="P3"><text:span text:style-name="T2"><text:tab/></text:span><text:span text:style-name="T2">REC_PER_DET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4cm">
          <text:p text:style-name="P5"><text:span text:style-name="T3">REC_T_PERIODS_DET</text:span></text:p>
          <draw:enhanced-geometry svg:viewBox="0 0 21600 21600" draw:type="rectangle" draw:enhanced-path="M 0 0 L 21600 0 21600 21600 0 21600 0 0 Z N"/>
        </draw:custom-shape>
        <draw:line draw:style-name="gr56" draw:text-style-name="P18" draw:layer="layout" svg:x1="20.309cm" svg:y1="11.827cm" svg:x2="23.341cm" svg:y2="11.827cm">
          <text:p/>
        </draw:line>
        <draw:line draw:style-name="gr20" draw:text-style-name="P18" draw:layer="layout" svg:x1="23.34cm" svg:y1="14.717cm" svg:x2="27.01cm" svg:y2="14.717cm">
          <text:p/>
        </draw:line>
        <draw:line draw:style-name="gr20" draw:text-style-name="P18" draw:layer="layout" svg:x1="23.141cm" svg:y1="14.902cm" svg:x2="27.01cm" svg:y2="14.902cm">
          <text:p/>
        </draw:line>
        <draw:line draw:style-name="gr56" draw:text-style-name="P18" draw:layer="layout" svg:x1="20.309cm" svg:y1="12.028cm" svg:x2="23.145cm" svg:y2="12.028cm">
          <text:p/>
        </draw:line>
        <draw:line draw:style-name="gr56" draw:text-style-name="P18" draw:layer="layout" svg:x1="23.341cm" svg:y1="14.724cm" svg:x2="23.341cm" svg:y2="11.834cm">
          <text:p/>
        </draw:line>
        <draw:line draw:style-name="gr56" draw:text-style-name="P18" draw:layer="layout" svg:x1="23.143cm" svg:y1="14.902cm" svg:x2="23.143cm" svg:y2="12.035cm">
          <text:p/>
        </draw:line>
        <draw:line draw:style-name="gr30" draw:text-style-name="P9" draw:layer="layout" svg:x1="30.995cm" svg:y1="14.695cm" svg:x2="32.113cm" svg:y2="14.695cm">
          <text:p/>
        </draw:line>
        <draw:line draw:style-name="gr30" draw:text-style-name="P9" draw:layer="layout" svg:x1="32.115cm" svg:y1="14.705cm" svg:x2="32.115cm" svg:y2="11.136cm">
          <text:p/>
        </draw:line>
        <draw:line draw:style-name="gr7" draw:text-style-name="P9" draw:layer="layout" svg:x1="32.135cm" svg:y1="11.133cm" svg:x2="31.003cm" svg:y2="11.1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10-13T18:16:53.142607665</dc:date>
    <meta:editing-duration>P34DT3H34M41S</meta:editing-duration>
    <meta:editing-cycles>235</meta:editing-cycles>
    <meta:generator>LibreOffice/5.1.5.2$Linux_X86_64 LibreOffice_project/10$Build-2</meta:generator>
    <meta:document-statistic meta:object-count="227"/>
  </office:meta>
</office:document-meta>
</file>